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84E79B07C19C685B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4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0.9cm"/>
      <style:paragraph-properties style:writing-mode="lr-tb"/>
    </style:style>
    <style:style style:name="gr5" style:family="graphic" style:parent-style-name="standard">
      <style:graphic-properties draw:fill="solid" draw:fill-color="#ffdbb6" draw:auto-grow-height="false" fo:min-height="1.241cm" fo:min-width="2.574cm" fo:wrap-option="wrap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19cm" fo:min-width="3.05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119cm" fo:min-width="3.28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12cm" fo:min-width="3.05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2cm" fo:min-width="3.283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solid" draw:fill-color="#ffdbb6"/>
      <style:paragraph-properties style:writing-mode="lr-tb"/>
    </style:style>
    <style:style style:name="P6" style:family="paragraph"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2cm" svg:height="1cm" svg:x="6.6cm" svg:y="3cm">
          <text:p text:style-name="P1">Inscrip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0.8cm" svg:x="7.6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0.8cm" svg:x="7.6cm" svg:y="4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cm" svg:height="0.8cm" svg:x="7.6cm" svg:y="6.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2cm" svg:y1="4cm" svg:x2="9.2cm" svg:y2="7.8cm">
          <text:p/>
        </draw:line>
        <draw:custom-shape draw:style-name="gr4" draw:text-style-name="P1" draw:layer="layout" svg:width="1.4cm" svg:height="0.4cm" svg:x="8.4cm" svg:y="7.8cm">
          <text:p text:style-name="P1">etc</text:p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4cm" svg:height="4.6cm" svg:x="11.8cm" svg:y="9.8cm">
            <text:p text:style-name="P4"/>
            <text:p text:style-name="P4"><text:s text:c="2"/></text:p>
            <text:p text:style-name="P4"><text:s text:c="3"/>Ihaîtit</text:p>
  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</draw:custom-shape>
          <draw:frame draw:style-name="gr6" draw:text-style-name="P3" draw:layer="layout" svg:width="2.2cm" svg:height="1.977cm" svg:x="12.8cm" svg:y="10.223cm">
            <draw:image xlink:href="Pictures/100000010000019000000184E79B07C19C685B3B.png" xlink:type="simple" xlink:show="embed" xlink:actuate="onLoad" draw:mime-type="image/png">
              <text:p/>
            </draw:image>
          </draw:frame>
        </draw:g>
        <draw:custom-shape draw:style-name="gr7" draw:text-style-name="P6" draw:layer="layout" svg:width="3.554cm" svg:height="0.369cm" svg:x="17.646cm" svg:y="5.6cm">
          <text:p text:style-name="P6"><text:span text:style-name="T1">Aid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783cm" svg:height="0.369cm" svg:x="11.8cm" svg:y="5.6cm">
          <text:p text:style-name="P6"><text:span text:style-name="T1">Conditions générale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554cm" svg:height="0.37cm" svg:x="17.646cm" svg:y="6.215cm">
          <text:p text:style-name="P6"><text:span text:style-name="T1">Règles communauté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783cm" svg:height="0.369cm" svg:x="11.8cm" svg:y="6.831cm">
          <text:p text:style-name="P6"><text:span text:style-name="T1">Politique confidentialité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3.783cm" svg:height="0.37cm" svg:x="11.8cm" svg:y="6.215cm">
          <text:p text:style-name="P6"><text:span text:style-name="T1">Charte cookies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6.615cm" svg:y1="7.077cm" svg:x2="15.583cm" svg:y2="7.077cm">
          <text:p text:style-name="P2"/>
        </draw:line>
        <draw:line draw:style-name="gr12" draw:text-style-name="P3" draw:layer="layout" svg:x1="15.583cm" svg:y1="6.462cm" svg:x2="16.615cm" svg:y2="6.462cm">
          <text:p/>
        </draw:line>
        <draw:line draw:style-name="gr12" draw:text-style-name="P3" draw:layer="layout" svg:x1="15.583cm" svg:y1="5.846cm" svg:x2="16.615cm" svg:y2="5.846cm">
          <text:p/>
        </draw:line>
        <draw:line draw:style-name="gr12" draw:text-style-name="P3" draw:layer="layout" svg:x1="16.615cm" svg:y1="5.846cm" svg:x2="17.647cm" svg:y2="5.846cm">
          <text:p/>
        </draw:line>
        <draw:line draw:style-name="gr12" draw:text-style-name="P3" draw:layer="layout" svg:x1="16.615cm" svg:y1="6.462cm" svg:x2="17.647cm" svg:y2="6.462cm">
          <text:p/>
        </draw:line>
        <draw:line draw:style-name="gr12" draw:text-style-name="P3" draw:layer="layout" svg:x1="11.8cm" svg:y1="3.6cm" svg:x2="16.4cm" svg:y2="3.6cm">
          <text:p/>
        </draw:line>
        <draw:line draw:style-name="gr12" draw:text-style-name="P3" draw:layer="layout" svg:x1="16.4cm" svg:y1="3.6cm" svg:x2="19.6cm" svg:y2="3.6cm">
          <text:p/>
        </draw:line>
        <draw:line draw:style-name="gr12" draw:text-style-name="P3" draw:layer="layout" svg:x1="19.6cm" svg:y1="3.6cm" svg:x2="19.6cm" svg:y2="5.6cm">
          <text:p/>
        </draw:line>
        <draw:line draw:style-name="gr12" draw:text-style-name="P3" draw:layer="layout" svg:x1="19.6cm" svg:y1="5.969cm" svg:x2="19.6cm" svg:y2="6.215cm">
          <text:p/>
        </draw:line>
        <draw:line draw:style-name="gr12" draw:text-style-name="P3" draw:layer="layout" svg:x1="16.615cm" svg:y1="5.846cm" svg:x2="16.615cm" svg:y2="6.462cm">
          <text:p/>
        </draw:line>
        <draw:line draw:style-name="gr12" draw:text-style-name="P3" draw:layer="layout" svg:x1="16.615cm" svg:y1="6.462cm" svg:x2="16.615cm" svg:y2="7.077cm">
          <text:p/>
        </draw:lin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2T15:26:42.757000000</meta:creation-date>
    <dc:date>2021-09-15T11:35:30.949000000</dc:date>
    <meta:editing-duration>PT46M25S</meta:editing-duration>
    <meta:editing-cycles>8</meta:editing-cycles>
    <meta:generator>LibreOffice/7.2.0.4$Windows_X86_64 LibreOffice_project/9a9c6381e3f7a62afc1329bd359cc48accb6435b</meta:generator>
    <meta:document-statistic meta:object-count="48"/>
  </office:meta>
</office:document-meta>
</file>